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f50f" officeooo:paragraph-rsid="0005f50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f50f" officeooo:paragraph-rsid="0005f50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03f3" officeooo:paragraph-rsid="000603f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03f3" officeooo:paragraph-rsid="000603f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891d0" officeooo:paragraph-rsid="000891d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895d0" officeooo:paragraph-rsid="000895d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9972b" officeooo:paragraph-rsid="0009972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tion supervisée</text:p>
      <text:p text:style-name="P1"/>
      <text:p text:style-name="P2">Ce que j’ai :</text:p>
      <text:p text:style-name="P2">deux fichiers .rd, un avec les textes de photos aux états Unis, un avec les autres textes</text:p>
      <text:p text:style-name="P2"/>
      <text:p text:style-name="P2">Ce que je veux :</text:p>
      <text:p text:style-name="P2">d’abord faire apprendre à mon modèle, puis lancer un test sur d’autres données</text:p>
      <text:p text:style-name="P2"/>
      <text:p text:style-name="P3">Exemple donné :</text:p>
      <text:p text:style-name="P3">On prend des news de 20 topics différents, on en télécharge sur 5 topics<text:line-break/>On nettoie qui ? Ceux qu’on vient de télécharger ?</text:p>
      <text:p text:style-name="P3"/>
      <text:p text:style-name="P3"/>
      <text:p text:style-name="P5">Precision</text:p>
      <text:p text:style-name="P5">vrai positifs/ttes predictions positives</text:p>
      <text:p text:style-name="P5">à quel point rien de faux dans prédiction</text:p>
      <text:p text:style-name="P5"/>
      <text:p text:style-name="P5">Rappel</text:p>
      <text:p text:style-name="P5">capacité à ne pas rater les vrai positifs</text:p>
      <text:p text:style-name="P5"/>
      <text:p text:style-name="P5">f1 : mélange des deux</text:p>
      <text:p text:style-name="P5">haut si rappel et précision hauts</text:p>
      <text:p text:style-name="P5"/>
      <text:p text:style-name="P6">validation croisée bien !</text:p>
      <text:p text:style-name="P6"/>
      <text:p text:style-name="P7">Grid search CV teste avec plein de paramètres différents un même modèle de ML</text:p>
      <text:p text:style-name="P7"/>
      <text:p text:style-name="P7">pipeline : ensemble d’action à faire les une à la suite des autres</text:p>
      <text:p text:style-name="P7"/>
      <text:p text:style-name="P7">SGDC classifieur linéaire !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03:29.108880313</meta:creation-date>
    <dc:date>2020-04-20T11:00:45.805011971</dc:date>
    <meta:editing-duration>PT18H9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36" meta:character-count="745" meta:non-whitespace-character-count="627"/>
  </office:meta>
</office:document-meta>
</file>